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co27" style:family="table-column">
      <style:table-column-properties fo:break-before="auto" style:column-width="0.683cm"/>
    </style:style>
    <style:style style:name="co28" style:family="table-column">
      <style:table-column-properties fo:break-before="auto" style:column-width="0.72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column table:style-name="co27" table:default-cell-style-name="ce5"/>
        <table:table-column table:style-name="co28" table:number-columns-repeated="3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  <table:table-cell table:style-name="ce6" office:value-type="string">
            <text:p>SHIFT ROT</text:p>
          </table:table-cell>
          <table:table-cell table:style-name="ce6" office:value-type="string">
            <text:p>STATUS WORD</text:p>
          </table:table-cell>
          <table:table-cell table:style-name="ce6" office:value-type="string">
            <text:p>MULTI REG</text:p>
          </table:table-cell>
          <table:table-cell table:style-name="ce6" office:value-type="string">
            <text:p>PRESET COUNTER REG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5" table:style-name="ce4" office:value-type="string">
            <text:p>/</text:p>
          </table:table-cell>
          <table:table-cell table:number-columns-repeated="3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RFM_WTM polarity correct (0 = RFM, 1 = WTM)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s OE pulled high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races spaced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VCC front to back crossings correct</text:p>
          </table:table-cell>
          <table:table-cell table:number-columns-repeated="6"/>
          <table:table-cell table:number-columns-repeated="2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JLC order no location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Chip Labels spaced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Non bypass caps labelled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Resistor values labelled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Version mark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Vias are all the same diameter (15 mil hole, 30 mil pad)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Design Rules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ard Dimensions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Single wire R/W Mem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Addr and data bus position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Addr and data bus order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aligned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order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Aux connector order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est Points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Device addressed label (not active)</text:p>
          </table:table-cell>
          <table:table-cell table:number-columns-repeated="8" office:value-type="string">
            <text:p>/</text:p>
          </table:table-cell>
          <table:table-cell table:number-columns-repeated="2"/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2024-11-17</text:date>, <text:time>11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11-17T11:47:34.68</dc:date>
    <dc:creator>Andy Palmer</dc:creator>
    <meta:editing-duration>P53DT2H4M38S</meta:editing-duration>
    <meta:editing-cycles>41</meta:editing-cycles>
    <meta:generator>OpenOffice/4.1.7$Win32 OpenOffice.org_project/417m1$Build-9800</meta:generator>
    <meta:document-statistic meta:table-count="5" meta:cell-count="886" meta:object-count="0"/>
  </office:meta>
</office:document-meta>
</file>